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>
            <text:p>_____ ain't nothin' to fuck with.</text:p>
          </table:table-cell>
          <table:table-cell office:value-type="string">
            <text:p>I live my life according to the teachings of _____.</text:p>
          </table:table-cell>
          <table:table-cell office:value-type="string">
            <text:p>The Himalayas are filled with many perils, such as _____.</text:p>
          </table:table-cell>
        </table:table-row>
        <table:table-row table:style-name="ro1">
          <table:table-cell office:value-type="string">
            <text:p>_____ gives a whole new meaning to _____.</text:p>
          </table:table-cell>
          <table:table-cell office:value-type="string">
            <text:p>I love _____ in my _____.</text:p>
          </table:table-cell>
          <table:table-cell office:value-type="string">
            <text:p>The internet was invented for _____.</text:p>
          </table:table-cell>
        </table:table-row>
        <table:table-row table:style-name="ro1">
          <table:table-cell office:value-type="string">
            <text:p>_____ good to the last drop.</text:p>
          </table:table-cell>
          <table:table-cell office:value-type="string">
            <text:p>I love the smell of _____ in the morning.</text:p>
          </table:table-cell>
          <table:table-cell office:value-type="string">
            <text:p>The Japanese government spent billions of yen researching _____.</text:p>
          </table:table-cell>
        </table:table-row>
        <table:table-row table:style-name="ro1">
          <table:table-cell office:value-type="string">
            <text:p>_____ in the front seat; _____ in the back seat; gotta make my mind up, which seat can I take?</text:p>
          </table:table-cell>
          <table:table-cell office:value-type="string">
            <text:p>I met my current significant other at _____,</text:p>
          </table:table-cell>
          <table:table-cell office:value-type="string">
            <text:p>The local experimental college is now offering a course on _____ led by _____.</text:p>
          </table:table-cell>
        </table:table-row>
        <table:table-row table:style-name="ro1">
          <table:table-cell office:value-type="string">
            <text:p>_____ in the morning, sailors take warning.</text:p>
          </table:table-cell>
          <table:table-cell office:value-type="string">
            <text:p>I might be a _____, but at least I'm no _____.</text:p>
          </table:table-cell>
          <table:table-cell office:value-type="string">
            <text:p>The new hip trend at craft bars is vodka infused with _____.</text:p>
          </table:table-cell>
        </table:table-row>
        <table:table-row table:style-name="ro1">
          <table:table-cell office:value-type="string">
            <text:p>_____ is a classic case of _____.</text:p>
          </table:table-cell>
          <table:table-cell office:value-type="string">
            <text:p>I really hate _____ at work. So I take care of it with _____.</text:p>
          </table:table-cell>
          <table:table-cell office:value-type="string">
            <text:p>The new Nintendo will be called the _____.</text:p>
          </table:table-cell>
        </table:table-row>
        <table:table-row table:style-name="ro1">
          <table:table-cell office:value-type="string">
            <text:p>_____ is a gateway to _____.</text:p>
          </table:table-cell>
          <table:table-cell office:value-type="string">
            <text:p>I sleep like a baby after bathing in a tub full of _____.</text:p>
          </table:table-cell>
          <table:table-cell office:value-type="string">
            <text:p>The new version of Dungeons and Dragons makes _____ a playable race.</text:p>
          </table:table-cell>
        </table:table-row>
        <table:table-row table:style-name="ro2">
          <table:table-cell office:value-type="string">
            <text:p>_____ is a time-saving godsend for busy housewives.</text:p>
          </table:table-cell>
          <table:table-cell office:value-type="string">
            <text:p>I want to go to school to study_____.</text:p>
          </table:table-cell>
          <table:table-cell office:value-type="string">
            <text:p>The next ice cream flavor from Ben &amp; Jerry's.</text:p>
          </table:table-cell>
        </table:table-row>
        <table:table-row table:style-name="ro1">
          <table:table-cell office:value-type="string">
            <text:p>_____ is best enjoyed on the first date.</text:p>
          </table:table-cell>
          <table:table-cell office:value-type="string">
            <text:p>I was into _____ before it was cool.</text:p>
          </table:table-cell>
          <table:table-cell office:value-type="string">
            <text:p>The next Team Fortress 2 update will include _____.</text:p>
          </table:table-cell>
        </table:table-row>
        <table:table-row table:style-name="ro1">
          <table:table-cell office:value-type="string">
            <text:p>_____ is dead to me.</text:p>
          </table:table-cell>
          <table:table-cell office:value-type="string">
            <text:p>I will not eat them Sam-I-Am. I will not eat _____.</text:p>
          </table:table-cell>
          <table:table-cell office:value-type="string">
            <text:p>The only problem with _____ is that there isn't enough _____ in it.</text:p>
          </table:table-cell>
        </table:table-row>
        <table:table-row table:style-name="ro1">
          <table:table-cell office:value-type="string">
            <text:p>_____ is nothing _____ can't fix.</text:p>
          </table:table-cell>
          <table:table-cell office:value-type="string">
            <text:p>I work out so that I can look good when I'm _____.</text:p>
          </table:table-cell>
          <table:table-cell office:value-type="string">
            <text:p>The power of love is useless against _____.</text:p>
          </table:table-cell>
        </table:table-row>
        <table:table-row table:style-name="ro1">
          <table:table-cell office:value-type="string">
            <text:p>_____ is now outsourced to call centers in India.</text:p>
          </table:table-cell>
          <table:table-cell office:value-type="string">
            <text:p>I'd rather be _____.</text:p>
          </table:table-cell>
          <table:table-cell office:value-type="string">
            <text:p>The road to success is paved with _____.</text:p>
          </table:table-cell>
        </table:table-row>
        <table:table-row table:style-name="ro1">
          <table:table-cell office:value-type="string">
            <text:p>_____ is the name of my new indie black metal emo jazz post-dubstep funk band.</text:p>
          </table:table-cell>
          <table:table-cell office:value-type="string">
            <text:p>I'm having trouble finding a college which will allow me to pursue a degree in _____.</text:p>
          </table:table-cell>
          <table:table-cell office:value-type="string">
            <text:p>The sad truth is, at the edge of the universe, there is nothing but _____.</text:p>
          </table:table-cell>
        </table:table-row>
        <table:table-row table:style-name="ro1">
          <table:table-cell office:value-type="string">
            <text:p>_____ is the new black.</text:p>
          </table:table-cell>
          <table:table-cell office:value-type="string">
            <text:p>I've got the fever and the only cure is more _____.</text:p>
          </table:table-cell>
          <table:table-cell office:value-type="string">
            <text:p>The sound of your life, _____ radio!</text:p>
          </table:table-cell>
        </table:table-row>
        <table:table-row table:style-name="ro1">
          <table:table-cell office:value-type="string">
            <text:p>_____ is the root of all evil.</text:p>
          </table:table-cell>
          <table:table-cell office:value-type="string">
            <text:p>If a pot of gold is on one end of the rainbow, what is on the other?</text:p>
          </table:table-cell>
          <table:table-cell office:value-type="string">
            <text:p>The theme for our senior prom will be _____.</text:p>
          </table:table-cell>
        </table:table-row>
        <table:table-row table:style-name="ro2">
          <table:table-cell office:value-type="string">
            <text:p>_____ isn't about sex, it's about power.</text:p>
          </table:table-cell>
          <table:table-cell office:value-type="string">
            <text:p>If I don't enjoy _____, then the terrorists win.</text:p>
          </table:table-cell>
          <table:table-cell office:value-type="string">
            <text:p>The world is going to end when _____ falls on the Earth and _____ will be everywhere.</text:p>
          </table:table-cell>
        </table:table-row>
        <table:table-row table:style-name="ro1">
          <table:table-cell office:value-type="string">
            <text:p>_____ means never having to say you're sorry.</text:p>
          </table:table-cell>
          <table:table-cell office:value-type="string">
            <text:p>If I weren't so busy with _____, I'd be _____.</text:p>
          </table:table-cell>
          <table:table-cell office:value-type="string">
            <text:p>There is a time for peace, a time for war, and a time for _____.</text:p>
          </table:table-cell>
        </table:table-row>
        <table:table-row table:style-name="ro1">
          <table:table-cell office:value-type="string">
            <text:p>_____ R Us.</text:p>
          </table:table-cell>
          <table:table-cell office:value-type="string">
            <text:p>If there’s one thing you could change about me it would be _____.</text:p>
          </table:table-cell>
          <table:table-cell office:value-type="string">
            <text:p>There is nothing worse than seeing _____ in the light of day.</text:p>
          </table:table-cell>
        </table:table-row>
        <table:table-row table:style-name="ro1">
          <table:table-cell office:value-type="string">
            <text:p>_____, for the win!</text:p>
          </table:table-cell>
          <table:table-cell office:value-type="string">
            <text:p>In a pinch, _____ can be a suitable substitute for _____.</text:p>
          </table:table-cell>
          <table:table-cell office:value-type="string">
            <text:p>There's no crying in _____.</text:p>
          </table:table-cell>
        </table:table-row>
        <table:table-row table:style-name="ro1">
          <table:table-cell office:value-type="string">
            <text:p>_____, fun for the whole family!</text:p>
          </table:table-cell>
          <table:table-cell office:value-type="string">
            <text:p>In a surprising turnaround, _____ has publicly come out as supporting President Obama.</text:p>
          </table:table-cell>
          <table:table-cell office:value-type="string">
            <text:p>There's no such thing as _____.</text:p>
          </table:table-cell>
        </table:table-row>
        <table:table-row table:style-name="ro1">
          <table:table-cell office:value-type="string">
            <text:p>_____: The Other White Meat.</text:p>
          </table:table-cell>
          <table:table-cell office:value-type="string">
            <text:p>In an astonishing and ground-breaking decision, the Supreme Court has decided in favor of _____.</text:p>
          </table:table-cell>
          <table:table-cell office:value-type="string">
            <text:p>They found _____ in the dumpster behind the abortion clinic.</text:p>
          </table:table-cell>
        </table:table-row>
        <table:table-row table:style-name="ro1">
          <table:table-cell office:value-type="string">
            <text:p>_____. Because, fuck you, that's why.</text:p>
          </table:table-cell>
          <table:table-cell office:value-type="string">
            <text:p>In L.A. County Jail, word is you can trade 200 cigarettes for_____.</text:p>
          </table:table-cell>
          <table:table-cell office:value-type="string">
            <text:p>This decade will be regarded as the golden age of _____.</text:p>
          </table:table-cell>
        </table:table-row>
        <table:table-row table:style-name="ro1">
          <table:table-cell office:value-type="string">
            <text:p>_____. I'd hit that.</text:p>
          </table:table-cell>
          <table:table-cell office:value-type="string">
            <text:p>In Nintendo's new game, you must fight off wave after wave of _____ in order to save _____.</text:p>
          </table:table-cell>
          <table:table-cell office:value-type="string">
            <text:p>This Thanksgiving, I'm most thankful for _____.</text:p>
          </table:table-cell>
        </table:table-row>
        <table:table-row table:style-name="ro1">
          <table:table-cell office:value-type="string">
            <text:p>_____. It's everywhere you want to be.</text:p>
          </table:table-cell>
          <table:table-cell office:value-type="string">
            <text:p>In the grim darkness of the future there is only _____.</text:p>
          </table:table-cell>
          <table:table-cell office:value-type="string">
            <text:p>This year's Pulitzer Prize winning novel was chosen for its brilliant _____, as a metaphor for _____.</text:p>
          </table:table-cell>
        </table:table-row>
        <table:table-row table:style-name="ro1">
          <table:table-cell office:value-type="string">
            <text:p>_____. The Care Bear Stare</text:p>
          </table:table-cell>
          <table:table-cell office:value-type="string">
            <text:p>In the new tenth circle of Hell, sinners will be condemned to an eternity of _____.</text:p>
          </table:table-cell>
          <table:table-cell office:value-type="string">
            <text:p>Try walking a mile in my _____.</text:p>
          </table:table-cell>
        </table:table-row>
        <table:table-row table:style-name="ro1">
          <table:table-cell office:value-type="string">
            <text:p>_____. The Final Frontier.</text:p>
          </table:table-cell>
          <table:table-cell office:value-type="string">
            <text:p>Instead of endorsing Jell-O Pudding Pops, Bill Cosby now endorses _____.</text:p>
          </table:table-cell>
          <table:table-cell office:value-type="string">
            <text:p>Two things you need to survive on a deserted island.</text:p>
          </table:table-cell>
        </table:table-row>
        <table:table-row table:style-name="ro1">
          <table:table-cell office:value-type="string">
            <text:p>_____. The Nicolas Cage Story</text:p>
          </table:table-cell>
          <table:table-cell office:value-type="string">
            <text:p>Instead of her normal self, Cinderella should have turned into _____ at midnight.</text:p>
          </table:table-cell>
          <table:table-cell office:value-type="string">
            <text:p>Warning: This product contains trace amounts of _____.</text:p>
          </table:table-cell>
        </table:table-row>
        <table:table-row table:style-name="ro1">
          <table:table-cell office:value-type="string">
            <text:p>_____. The other white meat.</text:p>
          </table:table-cell>
          <table:table-cell office:value-type="string">
            <text:p>Instead of Robin, Batman should have had _____ as a sidekick.</text:p>
          </table:table-cell>
          <table:table-cell office:value-type="string">
            <text:p>What 2 things do you need to survive on a deserted island?</text:p>
          </table:table-cell>
        </table:table-row>
        <table:table-row table:style-name="ro1">
          <table:table-cell office:value-type="string">
            <text:p>"Watson!" Holmes exclaimed, "This man was obviously killed by _____!"</text:p>
          </table:table-cell>
          <table:table-cell office:value-type="string">
            <text:p>Instead of the Jews, Hitler should have worried more about _____.</text:p>
          </table:table-cell>
          <table:table-cell office:value-type="string">
            <text:p>What am I hiding from my parents?</text:p>
          </table:table-cell>
        </table:table-row>
        <table:table-row table:style-name="ro1">
          <table:table-cell office:value-type="string">
            <text:p>2 things you need to survive on a deserted island</text:p>
          </table:table-cell>
          <table:table-cell office:value-type="string">
            <text:p>Iron Chef: Today's secret ingredient is _____.</text:p>
          </table:table-cell>
          <table:table-cell office:value-type="string">
            <text:p>What am I lying to my friends about?</text:p>
          </table:table-cell>
        </table:table-row>
        <table:table-row table:style-name="ro1">
          <table:table-cell office:value-type="string">
            <text:p>9 out of 10 doctors agree, _____ twice a day prevents cancer.</text:p>
          </table:table-cell>
          <table:table-cell office:value-type="string">
            <text:p>It is often argued that our ancestors would have never evolved without the aid of _____.</text:p>
          </table:table-cell>
          <table:table-cell office:value-type="string">
            <text:p>What brought the orgy to a screeching halt?</text:p>
          </table:table-cell>
        </table:table-row>
        <table:table-row table:style-name="ro1">
          <table:table-cell office:value-type="string">
            <text:p>A fortune teller told me I will live a life filled with _____.</text:p>
          </table:table-cell>
          <table:table-cell office:value-type="string">
            <text:p>It rubs _____ on its skin or else it gets _____ again.</text:p>
          </table:table-cell>
          <table:table-cell office:value-type="string">
            <text:p>What did I find in the couch cushions?</text:p>
          </table:table-cell>
        </table:table-row>
        <table:table-row table:style-name="ro1">
          <table:table-cell office:value-type="string">
            <text:p>A hot new alternative medical practice involves placing _____ in _____.</text:p>
          </table:table-cell>
          <table:table-cell office:value-type="string">
            <text:p>It sucks when you look in the fridge, and all you have to eat is _____.</text:p>
          </table:table-cell>
          <table:table-cell office:value-type="string">
            <text:p>What do I fear my parents will find in my sock drawer?</text:p>
          </table:table-cell>
        </table:table-row>
        <table:table-row table:style-name="ro1">
          <table:table-cell office:value-type="string">
            <text:p>A little-known fact is that Microsoft Windows was originally slated to be the first operating system to include _____.</text:p>
          </table:table-cell>
          <table:table-cell office:value-type="string">
            <text:p>It was more uncomfortable than _____ at a _____ convention.</text:p>
          </table:table-cell>
          <table:table-cell office:value-type="string">
            <text:p>What do I like best about my job?</text:p>
          </table:table-cell>
        </table:table-row>
        <table:table-row table:style-name="ro1">
          <table:table-cell office:value-type="string">
            <text:p>A little-known provision of Obamacare allows _____ access to _____.</text:p>
          </table:table-cell>
          <table:table-cell office:value-type="string">
            <text:p>Jesus is _____.</text:p>
          </table:table-cell>
          <table:table-cell office:value-type="string">
            <text:p>What do I think about when I'm having trouble getting off? </text:p>
          </table:table-cell>
        </table:table-row>
        <table:table-row table:style-name="ro2">
          <table:table-cell office:value-type="string">
            <text:p>According to an old Romanian superstition, _____ will happen if you Don't _____ before going to bed. </text:p>
          </table:table-cell>
          <table:table-cell office:value-type="string">
            <text:p>Keep your friends close, but your _____ closer.</text:p>
          </table:table-cell>
          <table:table-cell office:value-type="string">
            <text:p>What gave me aids?</text:p>
          </table:table-cell>
        </table:table-row>
        <table:table-row table:style-name="ro1">
          <table:table-cell office:value-type="string">
            <text:p>After Billy Mays died, he sold God _____.</text:p>
          </table:table-cell>
          <table:table-cell office:value-type="string">
            <text:p>Kitten thinks of nothing but _____ all day.</text:p>
          </table:table-cell>
          <table:table-cell office:value-type="string">
            <text:p>What goes best on toast?</text:p>
          </table:table-cell>
        </table:table-row>
        <table:table-row table:style-name="ro1">
          <table:table-cell office:value-type="string">
            <text:p>All the cool kids are doing it.</text:p>
          </table:table-cell>
          <table:table-cell office:value-type="string">
            <text:p>Legend of Zelda: The _____ of _____.</text:p>
          </table:table-cell>
          <table:table-cell office:value-type="string">
            <text:p>What I wouldn't give for 10 minutes alone with _____</text:p>
          </table:table-cell>
        </table:table-row>
        <table:table-row table:style-name="ro1">
          <table:table-cell office:value-type="string">
            <text:p>An international tribunal has found _____ guilty of _____.</text:p>
          </table:table-cell>
          <table:table-cell office:value-type="string">
            <text:p>Like a good neighbor _____ is there.</text:p>
          </table:table-cell>
          <table:table-cell office:value-type="string">
            <text:p>What in my past led to my current position on gun control laws?</text:p>
          </table:table-cell>
        </table:table-row>
        <table:table-row table:style-name="ro1">
          <table:table-cell office:value-type="string">
            <text:p>And on his farm he had _____, e-i-e-i-o!</text:p>
          </table:table-cell>
          <table:table-cell office:value-type="string">
            <text:p>Loving you is easy 'cause you're _____.</text:p>
          </table:table-cell>
          <table:table-cell office:value-type="string">
            <text:p>What is in my zombie apocalypse survival bag?</text:p>
          </table:table-cell>
        </table:table-row>
        <table:table-row table:style-name="ro1">
          <table:table-cell office:value-type="string">
            <text:p>And then little Billy woke up the next morning, he discovered that the tooth fairy had left _____ under his pillow.</text:p>
          </table:table-cell>
          <table:table-cell office:value-type="string">
            <text:p>Michael Bay's new three-hour action epic pits _____ against _____.</text:p>
          </table:table-cell>
          <table:table-cell office:value-type="string">
            <text:p>What is the moral of the story?</text:p>
          </table:table-cell>
        </table:table-row>
        <table:table-row table:style-name="ro1">
          <table:table-cell office:value-type="string">
            <text:p>Apple has revealed they now have a patent for _____.</text:p>
          </table:table-cell>
          <table:table-cell office:value-type="string">
            <text:p>Mister Owl, how many licks does it take to get to the center of _____?</text:p>
          </table:table-cell>
          <table:table-cell office:value-type="string">
            <text:p>What is the only way I can achieve orgasm?</text:p>
          </table:table-cell>
        </table:table-row>
        <table:table-row table:style-name="ro2">
          <table:table-cell office:value-type="string">
            <text:p>Ask your doctor if _____ is right for you.</text:p>
          </table:table-cell>
          <table:table-cell office:value-type="string">
            <text:p>Moral at work was boosted when they put_____ in the vending machines.</text:p>
          </table:table-cell>
          <table:table-cell office:value-type="string">
            <text:p>What keeps me up at night?</text:p>
          </table:table-cell>
        </table:table-row>
        <table:table-row table:style-name="ro2">
          <table:table-cell office:value-type="string">
            <text:p>Back in my day, _____ only cost a nickel.</text:p>
          </table:table-cell>
          <table:table-cell office:value-type="string">
            <text:p>Mr. Owl, how many licks does it take to get to the center of _____?</text:p>
          </table:table-cell>
          <table:table-cell office:value-type="string">
            <text:p>What makes Fred Phelps hard?</text:p>
          </table:table-cell>
        </table:table-row>
        <table:table-row table:style-name="ro1">
          <table:table-cell office:value-type="string">
            <text:p>Bang _____ Marry _____ Kill _____.</text:p>
          </table:table-cell>
          <table:table-cell office:value-type="string">
            <text:p>My favorite book is the classic tale of _____, written by _____.</text:p>
          </table:table-cell>
          <table:table-cell office:value-type="string">
            <text:p>What makes me tingle all over?</text:p>
          </table:table-cell>
        </table:table-row>
        <table:table-row table:style-name="ro1">
          <table:table-cell office:value-type="string">
            <text:p>Check your privilege. And _____.</text:p>
          </table:table-cell>
          <table:table-cell office:value-type="string">
            <text:p>My favorite childhood memory is_____.</text:p>
          </table:table-cell>
          <table:table-cell office:value-type="string">
            <text:p>What makes the world go round?</text:p>
          </table:table-cell>
        </table:table-row>
        <table:table-row table:style-name="ro1">
          <table:table-cell office:value-type="string">
            <text:p>Chili’s special tonight: _____ with a side of _____. </text:p>
          </table:table-cell>
          <table:table-cell office:value-type="string">
            <text:p>My favorite TV channel is the one that shows programs about _____.</text:p>
          </table:table-cell>
          <table:table-cell office:value-type="string">
            <text:p>What melts in your mouth, not in your hand?</text:p>
          </table:table-cell>
        </table:table-row>
        <table:table-row table:style-name="ro1">
          <table:table-cell office:value-type="string">
            <text:p>Choosy moms choose _____.</text:p>
          </table:table-cell>
          <table:table-cell office:value-type="string">
            <text:p>My favourite family recipe is _____ and _____ with just a dash of _____.</text:p>
          </table:table-cell>
          <table:table-cell office:value-type="string">
            <text:p>What time is it? _____ time!</text:p>
          </table:table-cell>
        </table:table-row>
        <table:table-row table:style-name="ro1">
          <table:table-cell office:value-type="string">
            <text:p>Cirque de Soleil presents MYSTIQUEE, a night of daring acrobatics, whimsy and _____.</text:p>
          </table:table-cell>
          <table:table-cell office:value-type="string">
            <text:p>My Little Pony: Friendship is _____.</text:p>
          </table:table-cell>
          <table:table-cell office:value-type="string">
            <text:p>What was Abraham Lincoln's deep, dark secret?</text:p>
          </table:table-cell>
        </table:table-row>
        <table:table-row table:style-name="ro1">
          <table:table-cell office:value-type="string">
            <text:p>Daddy drinks because of _____.</text:p>
          </table:table-cell>
          <table:table-cell office:value-type="string">
            <text:p>My mission in life is to create a videogame about _____.</text:p>
          </table:table-cell>
          <table:table-cell office:value-type="string">
            <text:p>What will be an issue in the next presidential election?</text:p>
          </table:table-cell>
        </table:table-row>
        <table:table-row table:style-name="ro1">
          <table:table-cell office:value-type="string">
            <text:p>Damn it feels good to be _____.</text:p>
          </table:table-cell>
          <table:table-cell office:value-type="string">
            <text:p>My other car is a _____.</text:p>
          </table:table-cell>
          <table:table-cell office:value-type="string">
            <text:p>What will be our last chance for salvation when our new robot overlords take over?</text:p>
          </table:table-cell>
        </table:table-row>
        <table:table-row table:style-name="ro1">
          <table:table-cell office:value-type="string">
            <text:p>Danger! _____ ahead!</text:p>
          </table:table-cell>
          <table:table-cell office:value-type="string">
            <text:p>New car sticker craze: Calvin pissing on _____.</text:p>
          </table:table-cell>
          <table:table-cell office:value-type="string">
            <text:p>What will be put in the time capsule to preserve humanity's memory?</text:p>
          </table:table-cell>
        </table:table-row>
        <table:table-row table:style-name="ro1">
          <table:table-cell office:value-type="string">
            <text:p>Dear Sir or Madam, We regret to inform you that the Office of _____ has denied your request for _____.</text:p>
          </table:table-cell>
          <table:table-cell office:value-type="string">
            <text:p>Next on Oprah, teens addicted to _____.</text:p>
          </table:table-cell>
          <table:table-cell office:value-type="string">
            <text:p>What will I bring to the party?</text:p>
          </table:table-cell>
        </table:table-row>
        <table:table-row table:style-name="ro1">
          <table:table-cell office:value-type="string">
            <text:p>Disney presents _____ on ice!</text:p>
          </table:table-cell>
          <table:table-cell office:value-type="string">
            <text:p>Next, on Martha Stewart's Living, spruce up your _____ with _____.</text:p>
          </table:table-cell>
          <table:table-cell office:value-type="string">
            <text:p>What's my superpower?</text:p>
          </table:table-cell>
        </table:table-row>
        <table:table-row table:style-name="ro1">
          <table:table-cell office:value-type="string">
            <text:p>Disney's newest Pixar movie will be about _____.</text:p>
          </table:table-cell>
          <table:table-cell office:value-type="string">
            <text:p>Next, on the Twilight Zone: a parallel universe in which every instance of _____ is replaced by _____.</text:p>
          </table:table-cell>
          <table:table-cell office:value-type="string">
            <text:p>What's the real reason that I've gathered you all hear today?</text:p>
          </table:table-cell>
        </table:table-row>
        <table:table-row table:style-name="ro1">
          <table:table-cell office:value-type="string">
            <text:p>Every _____ should be required to get a tattoo of _____.</text:p>
          </table:table-cell>
          <table:table-cell office:value-type="string">
            <text:p>Nobody puts _____ in a corner.</text:p>
          </table:table-cell>
          <table:table-cell office:value-type="string">
            <text:p>What's the worst that could happen?</text:p>
          </table:table-cell>
        </table:table-row>
        <table:table-row table:style-name="ro1">
          <table:table-cell office:value-type="string">
            <text:p>For campaign funding reform to really be effective, there needs to be a specific policy about _____ contributions.</text:p>
          </table:table-cell>
          <table:table-cell office:value-type="string">
            <text:p>Nothing beats cuddling with _____ in bed.</text:p>
          </table:table-cell>
          <table:table-cell office:value-type="string">
            <text:p>When a man and a woman love each other very much, suddenly _____.</text:p>
          </table:table-cell>
        </table:table-row>
        <table:table-row table:style-name="ro1">
          <table:table-cell office:value-type="string">
            <text:p>Fred Phelps and his church have just announced that they plan to start picketing the funerals of _____ as well as gays.</text:p>
          </table:table-cell>
          <table:table-cell office:value-type="string">
            <text:p>Nothing feels better than _____ on _____.</text:p>
          </table:table-cell>
          <table:table-cell office:value-type="string">
            <text:p>When I get drunk, I feel that I am an expert on _____.</text:p>
          </table:table-cell>
        </table:table-row>
        <table:table-row table:style-name="ro1">
          <table:table-cell office:value-type="string">
            <text:p>Genius is 10% inspiration and 90% _____.</text:p>
          </table:table-cell>
          <table:table-cell office:value-type="string">
            <text:p>Now witness the firepower of this fully armed and operational _____!</text:p>
          </table:table-cell>
          <table:table-cell office:value-type="string">
            <text:p>When I get married, our vows will include words about _____.</text:p>
          </table:table-cell>
        </table:table-row>
        <table:table-row table:style-name="ro1">
          <table:table-cell office:value-type="string">
            <text:p>Give me liberty, or give me _____!</text:p>
          </table:table-cell>
          <table:table-cell office:value-type="string">
            <text:p>On tonight's special report, _____. Fact or fiction?</text:p>
          </table:table-cell>
          <table:table-cell office:value-type="string">
            <text:p>When I saw your mom naked, it reminded me of _____</text:p>
          </table:table-cell>
        </table:table-row>
        <table:table-row table:style-name="ro1">
          <table:table-cell office:value-type="string">
            <text:p>Go-go Gadget _____!</text:p>
          </table:table-cell>
          <table:table-cell office:value-type="string">
            <text:p>One day a man is bitten by _____ and is transformed into _____.</text:p>
          </table:table-cell>
          <table:table-cell office:value-type="string">
            <text:p>When I'm alone and the room is totally dark, I like to secretly _____.</text:p>
          </table:table-cell>
        </table:table-row>
        <table:table-row table:style-name="ro1">
          <table:table-cell office:value-type="string">
            <text:p>Groundbreaking research provides convincing evidence that _____ killed the dinosaurs.</text:p>
          </table:table-cell>
          <table:table-cell office:value-type="string">
            <text:p>Only _____ is worse than a heretic.</text:p>
          </table:table-cell>
          <table:table-cell office:value-type="string">
            <text:p>When life gives you _____, make _____.</text:p>
          </table:table-cell>
        </table:table-row>
        <table:table-row table:style-name="ro1">
          <table:table-cell office:value-type="string">
            <text:p>Happiness is _____.</text:p>
          </table:table-cell>
          <table:table-cell office:value-type="string">
            <text:p>Our most powerful weapon on the day of the zombie apocalypse will be _____.</text:p>
          </table:table-cell>
          <table:table-cell office:value-type="string">
            <text:p>When you wake up from a night of heavy drinking, you usually regret _____</text:p>
          </table:table-cell>
        </table:table-row>
        <table:table-row table:style-name="ro1">
          <table:table-cell office:value-type="string">
            <text:p>Hey Rocky, watch me pull _____ out of my _____!</text:p>
          </table:table-cell>
          <table:table-cell office:value-type="string">
            <text:p>Remember, _____ is never funny. Unless it involves _____.</text:p>
          </table:table-cell>
          <table:table-cell office:value-type="string">
            <text:p>Where do babies come from?</text:p>
          </table:table-cell>
        </table:table-row>
        <table:table-row table:style-name="ro1">
          <table:table-cell office:value-type="string">
            <text:p>Horton could hear it through the bedroom wall...his mother and _____.</text:p>
          </table:table-cell>
          <table:table-cell office:value-type="string">
            <text:p>Roses are red; Violets are _____; _____ is _____, and so are you.</text:p>
          </table:table-cell>
          <table:table-cell office:value-type="string">
            <text:p>Who could have guessed that the alien invasion would be easily thwarted by _____.</text:p>
          </table:table-cell>
        </table:table-row>
        <table:table-row table:style-name="ro1">
          <table:table-cell office:value-type="string">
            <text:p>Horton is always forcing his _____ on other people.</text:p>
          </table:table-cell>
          <table:table-cell office:value-type="string">
            <text:p>Say no to _____.</text:p>
          </table:table-cell>
          <table:table-cell office:value-type="string">
            <text:p>Who was my childhood hero?</text:p>
          </table:table-cell>
        </table:table-row>
        <table:table-row table:style-name="ro1">
          <table:table-cell office:value-type="string">
            <text:p>How did this _____ get into my _____?</text:p>
          </table:table-cell>
          <table:table-cell office:value-type="string">
            <text:p>Science has discovered that beyond the edges of the universe, there is only _____.</text:p>
          </table:table-cell>
          <table:table-cell office:value-type="string">
            <text:p>Why am I in such a bad mood?</text:p>
          </table:table-cell>
        </table:table-row>
        <table:table-row table:style-name="ro1">
          <table:table-cell office:value-type="string">
            <text:p>I always call in sick to work when I have a bad case of _____.</text:p>
          </table:table-cell>
          <table:table-cell office:value-type="string">
            <text:p>Scientists have reverse engineered alien technology that unlocks the secrets of _____.</text:p>
          </table:table-cell>
          <table:table-cell office:value-type="string">
            <text:p>Why am I like this?</text:p>
          </table:table-cell>
        </table:table-row>
        <table:table-row table:style-name="ro1">
          <table:table-cell office:value-type="string">
            <text:p>I always think of _____ when I fall asleep.</text:p>
          </table:table-cell>
          <table:table-cell office:value-type="string">
            <text:p>Sizzler’s special tonight: _____ with a side of _____.</text:p>
          </table:table-cell>
          <table:table-cell office:value-type="string">
            <text:p>Why are we wearing tuxedos?</text:p>
          </table:table-cell>
        </table:table-row>
        <table:table-row table:style-name="ro2">
          <table:table-cell office:value-type="string">
            <text:p>I can drive and _____ and _____ at the same time.</text:p>
          </table:table-cell>
          <table:table-cell office:value-type="string">
            <text:p>Something you should regret, but secretly don't.</text:p>
          </table:table-cell>
          <table:table-cell office:value-type="string">
            <text:p>Why did the _____ have to _____?</text:p>
          </table:table-cell>
        </table:table-row>
        <table:table-row table:style-name="ro2">
          <table:table-cell office:value-type="string">
            <text:p>I can handle public displays of affection, but _____ is really too much.</text:p>
          </table:table-cell>
          <table:table-cell office:value-type="string">
            <text:p>Sometimes you feel like _____, sometimes you don't.</text:p>
          </table:table-cell>
          <table:table-cell office:value-type="string">
            <text:p>Why does God pee on us, periodically?</text:p>
          </table:table-cell>
        </table:table-row>
        <table:table-row table:style-name="ro1">
          <table:table-cell office:value-type="string">
            <text:p>I can't get no _____.</text:p>
          </table:table-cell>
          <table:table-cell office:value-type="string">
            <text:p>Sticks and stones may break my bones, but _____ will never hurt me.</text:p>
          </table:table-cell>
          <table:table-cell office:value-type="string">
            <text:p>Why is mom calling?</text:p>
          </table:table-cell>
        </table:table-row>
        <table:table-row table:style-name="ro1">
          <table:table-cell office:value-type="string">
            <text:p>I feel the need—the need for _____.</text:p>
          </table:table-cell>
          <table:table-cell office:value-type="string">
            <text:p>Stop staring at my _____.</text:p>
          </table:table-cell>
          <table:table-cell office:value-type="string">
            <text:p>Why was my application to work at McDonald's rejected?</text:p>
          </table:table-cell>
        </table:table-row>
        <table:table-row table:style-name="ro1">
          <table:table-cell office:value-type="string">
            <text:p>I firmly believe that for the economy to recover, the Department of _____ needs to change its policies on _____.</text:p>
          </table:table-cell>
          <table:table-cell office:value-type="string">
            <text:p>The 1930's is often regarded as the golden age of _____.</text:p>
          </table:table-cell>
          <table:table-cell office:value-type="string">
            <text:p>With the Democrats and Republicans in a dead heat, the election was stolen by the _____ party.</text:p>
          </table:table-cell>
        </table:table-row>
        <table:table-row table:style-name="ro1">
          <table:table-cell office:value-type="string">
            <text:p>I for one welcome our new _____ overlords!</text:p>
          </table:table-cell>
          <table:table-cell office:value-type="string">
            <text:p>The best Christmas present my grandma ever gave me was_____.</text:p>
          </table:table-cell>
          <table:table-cell office:value-type="string">
            <text:p>Wonder Twin powers, activate! Shape of _____. Form of _____.</text:p>
          </table:table-cell>
        </table:table-row>
        <table:table-row table:style-name="ro1">
          <table:table-cell office:value-type="string">
            <text:p>I got a fever and the only cure is more _____.</text:p>
          </table:table-cell>
          <table:table-cell office:value-type="string">
            <text:p>The best part of waking up is _____ in your cup.</text:p>
          </table:table-cell>
          <table:table-cell office:value-type="string">
            <text:p>You can never have too many _____ when in East LA.</text:p>
          </table:table-cell>
        </table:table-row>
        <table:table-row table:style-name="ro1">
          <table:table-cell office:value-type="string">
            <text:p>I have decided to commit to a life of studious contemplation on_____.</text:p>
          </table:table-cell>
          <table:table-cell office:value-type="string">
            <text:p>The best things in life come in _____.</text:p>
          </table:table-cell>
          <table:table-cell office:value-type="string">
            <text:p>You can never have too much _____.</text:p>
          </table:table-cell>
        </table:table-row>
        <table:table-row table:style-name="ro1">
          <table:table-cell office:value-type="string">
            <text:p>I like my women like _____.</text:p>
          </table:table-cell>
          <table:table-cell office:value-type="string">
            <text:p>The Christian Coalition has recently decided that an even worse sin than same-sex marriage is _____.</text:p>
          </table:table-cell>
          <table:table-cell office:value-type="string">
            <text:p>You know God hates you when _____.</text:p>
          </table:table-cell>
        </table:table-row>
        <table:table-row table:style-name="ro1">
          <table:table-cell office:value-type="string">
            <text:p>I like to keep _____ as a souvenir of my sexual encounters.</text:p>
          </table:table-cell>
          <table:table-cell office:value-type="string">
            <text:p>The clown made all the children laugh with his balloon animal in the shape of _____.</text:p>
          </table:table-cell>
          <table:table-cell office:value-type="string">
            <text:p>You’re in good hands with _____.</text:p>
          </table:table-cell>
        </table:table-row>
      </table:table>
      <table:named-expressions/>
      <table:database-ranges>
        <table:database-range table:name="__Anonymous_Sheet_DB__0" table:target-range-address="Sheet2.A1:Sheet2.A49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 style:data-style-name="N2" text:time-value="0000-00-00T12:50:59.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4T12:51:18.35</dc:date>
    <dc:creator>Mark David Scott Cunningham</dc:creator>
    <meta:generator>LibreOffice/3.6$Windows_x86 LibreOffice_project/2ef5aff-a6fb0ff-166bdff-cf087ad-0f1389</meta:generator>
    <meta:editing-duration>PT2M25S</meta:editing-duration>
    <meta:editing-cycles>8</meta:editing-cycles>
    <meta:document-statistic meta:table-count="1" meta:cell-count="237" meta:object-count="0"/>
  </office:meta>
</office:document-meta>
</file>